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3T17:57:08.774155435</dc:date>
    <meta:editing-duration>PT2M24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8371558587935">
                <text:p>0.188371558587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62143943757178">
                <text:p>-0.562143943757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88371558587932">
                <text:p>0.188371558587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62143943757179">
                <text:p>-0.562143943757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88371558587931">
                <text:p>0.1883715585879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